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31b" officeooo:paragraph-rsid="001e731b"/>
    </style:style>
    <style:style style:name="P2" style:family="paragraph" style:parent-style-name="Standard" style:list-style-name="L2">
      <style:text-properties fo:color="#800000" officeooo:rsid="001f7137" officeooo:paragraph-rsid="001e731b"/>
    </style:style>
    <style:style style:name="P3" style:family="paragraph" style:parent-style-name="Standard" style:list-style-name="L2">
      <style:text-properties fo:color="#800000" officeooo:rsid="001f7137" officeooo:paragraph-rsid="001f7137"/>
    </style:style>
    <style:style style:name="P4" style:family="paragraph" style:parent-style-name="Standard" style:list-style-name="L3">
      <style:text-properties fo:color="#800000" officeooo:rsid="001f7137" officeooo:paragraph-rsid="001f7137"/>
    </style:style>
    <style:style style:name="P5" style:family="paragraph" style:parent-style-name="Standard" style:list-style-name="L4">
      <style:text-properties fo:color="#800000" officeooo:rsid="00290bfc" officeooo:paragraph-rsid="00290bfc"/>
    </style:style>
    <style:style style:name="P6" style:family="paragraph" style:parent-style-name="Standard" style:list-style-name="L6">
      <style:text-properties fo:color="#800000" officeooo:rsid="00290bfc" officeooo:paragraph-rsid="00290bfc"/>
    </style:style>
    <style:style style:name="P7" style:family="paragraph" style:parent-style-name="Standard" style:list-style-name="L5">
      <style:text-properties fo:color="#800000" officeooo:rsid="00271db0" officeooo:paragraph-rsid="00271db0"/>
    </style:style>
    <style:style style:name="P8" style:family="paragraph" style:parent-style-name="Standard" style:list-style-name="L8">
      <style:text-properties fo:color="#800000" officeooo:rsid="00271db0" officeooo:paragraph-rsid="00271db0"/>
    </style:style>
    <style:style style:name="P9" style:family="paragraph" style:parent-style-name="Standard" style:list-style-name="L7">
      <style:text-properties fo:color="#800000" officeooo:rsid="001fdc4b" officeooo:paragraph-rsid="001fdc4b"/>
    </style:style>
    <style:style style:name="P10" style:family="paragraph" style:parent-style-name="Standard" style:list-style-name="L9">
      <style:text-properties fo:color="#800000" officeooo:rsid="001fdc4b" officeooo:paragraph-rsid="001fdc4b"/>
    </style:style>
    <style:style style:name="P11" style:family="paragraph" style:parent-style-name="Standard" style:list-style-name="L8">
      <style:text-properties fo:color="#800000" officeooo:rsid="00252182" officeooo:paragraph-rsid="00252182"/>
    </style:style>
    <style:style style:name="P12" style:family="paragraph" style:parent-style-name="Standard" style:list-style-name="L11">
      <style:text-properties fo:color="#800000" officeooo:rsid="00252182" officeooo:paragraph-rsid="00252182"/>
    </style:style>
    <style:style style:name="P13" style:family="paragraph" style:parent-style-name="Standard" style:list-style-name="L13">
      <style:text-properties fo:color="#800000" officeooo:rsid="00252182" officeooo:paragraph-rsid="00252182"/>
    </style:style>
    <style:style style:name="P14" style:family="paragraph" style:parent-style-name="Standard" style:list-style-name="L10">
      <style:paragraph-properties>
        <style:tab-stops>
          <style:tab-stop style:position="4.027cm"/>
        </style:tab-stops>
      </style:paragraph-properties>
      <style:text-properties fo:color="#800000" officeooo:rsid="0021818b" officeooo:paragraph-rsid="0021818b"/>
    </style:style>
    <style:style style:name="P15" style:family="paragraph" style:parent-style-name="Standard" style:list-style-name="L12">
      <style:text-properties fo:color="#800000" officeooo:rsid="0021818b" officeooo:paragraph-rsid="0021818b"/>
    </style:style>
    <style:style style:name="P16" style:family="paragraph" style:parent-style-name="Standard" style:list-style-name="L10">
      <style:paragraph-properties>
        <style:tab-stops>
          <style:tab-stop style:position="4.027cm"/>
        </style:tab-stops>
      </style:paragraph-properties>
      <style:text-properties fo:color="#800000" officeooo:rsid="002b75d6" officeooo:paragraph-rsid="002b75d6"/>
    </style:style>
    <style:style style:name="P17" style:family="paragraph" style:parent-style-name="Standard" style:list-style-name="L14">
      <style:text-properties fo:color="#800000" officeooo:rsid="002da545" officeooo:paragraph-rsid="002da545"/>
    </style:style>
    <style:style style:name="P18" style:family="paragraph" style:parent-style-name="Standard" style:list-style-name="L15">
      <style:text-properties fo:color="#800000" officeooo:rsid="002e5ee0" officeooo:paragraph-rsid="002e5ee0"/>
    </style:style>
    <style:style style:name="P19" style:family="paragraph" style:parent-style-name="Standard">
      <style:text-properties officeooo:rsid="001e731b" officeooo:paragraph-rsid="001e731b"/>
    </style:style>
    <style:style style:name="P20" style:family="paragraph" style:parent-style-name="Standard" style:list-style-name="L1" style:master-page-name="">
      <loext:graphic-properties draw:fill="none"/>
      <style:paragraph-properties fo:margin-left="-0.101cm" fo:margin-right="0cm" fo:text-indent="0cm" style:auto-text-indent="false" style:page-number="auto" fo:background-color="transparent">
        <style:tab-stops>
          <style:tab-stop style:position="-0.559cm"/>
        </style:tab-stops>
      </style:paragraph-properties>
      <style:text-properties officeooo:rsid="001e731b" officeooo:paragraph-rsid="001e731b"/>
    </style:style>
    <style:style style:name="P21" style:family="paragraph" style:parent-style-name="Standard" style:list-style-name="L1" style:master-page-name="">
      <loext:graphic-properties draw:fill="none"/>
      <style:paragraph-properties fo:margin-left="2.499cm" fo:margin-right="0cm" fo:text-indent="-0.6cm" style:auto-text-indent="false" style:page-number="auto" fo:background-color="transparent">
        <style:tab-stops>
          <style:tab-stop style:position="-0.559cm"/>
        </style:tab-stops>
      </style:paragraph-properties>
      <style:text-properties officeooo:paragraph-rsid="002d252d"/>
    </style:style>
    <style:style style:name="P22" style:family="paragraph" style:parent-style-name="Standard" style:list-style-name="L1">
      <loext:graphic-properties draw:fill="none"/>
      <style:paragraph-properties fo:margin-left="2.499cm" fo:margin-right="0cm" fo:text-indent="-0.6cm" style:auto-text-indent="false" fo:background-color="transparent">
        <style:tab-stops>
          <style:tab-stop style:position="-0.559cm"/>
        </style:tab-stops>
      </style:paragraph-properties>
      <style:text-properties fo:color="#800000" officeooo:rsid="001e731b" officeooo:paragraph-rsid="002d252d"/>
    </style:style>
    <style:style style:name="T1" style:family="text">
      <style:text-properties fo:color="#800000" officeooo:rsid="001e731b"/>
    </style:style>
    <style:style style:name="T2" style:family="text">
      <style:text-properties fo:color="#800000" officeooo:rsid="002d252d"/>
    </style:style>
    <style:style style:name="T3" style:family="text">
      <style:text-properties officeooo:rsid="002ab78b"/>
    </style:style>
    <style:style style:name="T4" style:family="text">
      <style:text-properties officeooo:rsid="002b75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14343309405457489" text:style-name="L1">
        <text:list-header>
          <text:p text:style-name="P20"><text:s/>* When would you use a sorted binary tree over a linked list?</text:p>
        </text:list-header>
        <text:list-item>
          <text:p text:style-name="P21"><text:s/><text:span text:style-name="T1">a Binary tree is faster </text:span><text:span text:style-name="T2">to search and delete</text:span></text:p>
          <text:p text:style-name="P22"/>
        </text:list-item>
      </text:list>
      <text:p text:style-name="P1">• What would you change if the tree had to support not just integers, but</text:p>
      <text:p text:style-name="P1">any type of data?</text:p>
      <text:list xml:id="list9220679917192985297" text:style-name="L2">
        <text:list-item>
          <text:p text:style-name="P2">void *pointer ← has no datatype</text:p>
        </text:list-item>
        <text:list-item>
          <text:p text:style-name="P3">later we address a character variable for example and the void pointer becomes a character pointer </text:p>
        </text:list-item>
      </text:list>
      <text:p text:style-name="P1">• Why do we use modules instead of putting everything a single file?</text:p>
      <text:list xml:id="list8391702441958373704" text:style-name="L3">
        <text:list-item>
          <text:p text:style-name="P4">clear structure</text:p>
        </text:list-item>
        <text:list-item>
          <text:p text:style-name="P4">code reuse</text:p>
        </text:list-item>
        <text:list-item>
          <text:p text:style-name="P4">teamwork</text:p>
        </text:list-item>
      </text:list>
      <text:p text:style-name="P1">• Is the development cycle (i.e. changing a source file, recompiling and</text:p>
      <text:p text:style-name="P1">running tests) faster when using modules? Explain your answer.</text:p>
      <text:list xml:id="list5357194594993738393" text:style-name="L4">
        <text:list-item>
          <text:p text:style-name="P5">If you want to change a source file, you are maybe faster when you are using modules, coz of the clear structure</text:p>
        </text:list-item>
        <text:list-item>
          <text:p text:style-name="P5">There shouldn't be a difference when you recompile or test your code.</text:p>
        </text:list-item>
      </text:list>
      <text:p text:style-name="P1">• What is a header guard and why is it needed?</text:p>
      <text:list xml:id="list6061707420939365944" text:style-name="L5">
        <text:list-item>
          <text:p text:style-name="P7">A header guard solves the problem with multiple implementation of header files</text:p>
        </text:list-item>
        <text:list-item>
          <text:p text:style-name="P7">„a implements b.h“ and „c implement a and b.h“ </text:p>
        </text:list-item>
      </text:list>
      <text:p text:style-name="P1">• Why are btree and btree_node not defined in the header file? What are</text:p>
      <text:p text:style-name="P1">the implications?</text:p>
      <text:list xml:id="list5685583383134325897" text:style-name="L6">
        <text:list-item>
          <text:p text:style-name="P6"><text:span text:style-name="T3">p</text:span>rivate structures -&gt; .c file</text:p>
        </text:list-item>
        <text:list-item>
          <text:p text:style-name="P6">public structures .h file</text:p>
        </text:list-item>
        <text:list-item>
          <text:p text:style-name="P6">If more than <text:span text:style-name="T3">one</text:span> file wants to use the same header file but not the same source code for the structures.</text:p>
        </text:list-item>
      </text:list>
      <text:p text:style-name="P1">• Explain the const in the parameter list of btree_print, is it required?</text:p>
      <text:list xml:id="list3882617249846523944" text:style-name="L7">
        <text:list-item>
          <text:p text:style-name="P9">It is impossible to change the data. It is constant. It is some sort of protection but not required</text:p>
        </text:list-item>
      </text:list>
      <text:p text:style-name="P1">• Explain memory leaks. Why are memory leaks bad? You should know</text:p>
      <text:p text:style-name="P1">how to use valgrind to check your program for memory leaks.</text:p>
      <text:list xml:id="list141553932200308064" text:style-name="L8">
        <text:list-item>
          <text:p text:style-name="P11">When <text:span text:style-name="T3">I</text:span> allocate memory and don't give it back to the system</text:p>
        </text:list-item>
        <text:list-item>
          <text:p text:style-name="P8">It is not good because i can't borrow endless much memory from the heap</text:p>
        </text:list-item>
        <text:list-item>
          <text:p text:style-name="P8">valgrind --tool=memcheck -v ./btree</text:p>
        </text:list-item>
      </text:list>
      <text:p text:style-name="P1">• What is the reason behind writing everything in English?</text:p>
      <text:list xml:id="list81332617805884683" text:style-name="L9">
        <text:list-item>
          <text:p text:style-name="P10">English is one of the main languages in the world. So everybody is able to understand my code. Wouldn‘t be the same in german.</text:p>
        </text:list-item>
      </text:list>
      <text:p text:style-name="P1">• Why should you use static for non-exported functions?</text:p>
      <text:list xml:id="list6759765180738222970" text:style-name="L14">
        <text:list-item>
          <text:p text:style-name="P17">Static functions are only visible to functions in the same file</text:p>
        </text:list-item>
      </text:list>
      <text:p text:style-name="P1">• Why should we comment our source code? Is it always need? What should</text:p>
      <text:p text:style-name="P1">the comment state? What is self-documenting code?</text:p>
      <text:list xml:id="list8327564045473085947" text:style-name="L10">
        <text:list-item>
          <text:p text:style-name="P14">It is an explanation for other programmers. So everybody is able to <text:span text:style-name="T4">understand</text:span>/develop my code.</text:p>
        </text:list-item>
        <text:list-item>
          <text:p text:style-name="P16">Self-documenting code leads me to a public website which exposes the process of the code through public documentation</text:p>
        </text:list-item>
      </text:list>
      <text:p text:style-name="P1">• Why should the module not output debug messages?</text:p>
      <text:list xml:id="list4542477970028511900" text:style-name="L15">
        <text:list-item>
          <text:p text:style-name="P18">I assume it is confusing</text:p>
        </text:list-item>
      </text:list>
      <text:p text:style-name="P1">• Why and when should you use assert?</text:p>
      <text:list xml:id="list101724333909865208" text:style-name="L11">
        <text:list-item>
          <text:p text:style-name="P12">Assert is for test cases</text:p>
        </text:list-item>
        <text:list-item>
          <text:p text:style-name="P12">It is a diagnostic tool to find errors</text:p>
        </text:list-item>
        <text:list-item>
          <text:p text:style-name="P12"><text:soft-page-break/></text:p>
        </text:list-item>
      </text:list>
      <text:p text:style-name="P1">• What are the benefits of using make over calling the compiler by hand?</text:p>
      <text:list xml:id="list3457148505231238346" text:style-name="L12">
        <text:list-item>
          <text:p text:style-name="P15">Faster</text:p>
        </text:list-item>
        <text:list-item>
          <text:p text:style-name="P15">no spelling mistakes</text:p>
        </text:list-item>
        <text:list-item>
          <text:p text:style-name="P15">easier to clean </text:p>
        </text:list-item>
      </text:list>
      <text:p text:style-name="P1">• Imagine it was your job to design the interface for the btree module (writing</text:p>
      <text:p text:style-name="P1">btree.h). What would you have done differently, and why?</text:p>
      <text:list xml:id="list1863208728072128239" text:style-name="L13">
        <text:list-item>
          <text:p text:style-name="P13">I would combine btree and btree_node because then it is easier to navigate through the tree. </text:p>
        </text:list-item>
        <text:list-item>
          <text:p text:style-name="P13">Only exception btree_size with O(1) wouldn't be possible anymo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2:19:31.185676502</meta:creation-date>
    <dc:date>2017-04-04T16:37:42.128282041</dc:date>
    <meta:editing-duration>PT36M22S</meta:editing-duration>
    <meta:editing-cycles>5</meta:editing-cycles>
    <meta:generator>LibreOffice/5.0.6.2$Linux_X86_64 LibreOffice_project/00$Build-2</meta:generator>
    <meta:document-statistic meta:table-count="0" meta:image-count="0" meta:object-count="0" meta:page-count="2" meta:paragraph-count="52" meta:word-count="545" meta:character-count="2867" meta:non-whitespace-character-count="2399"/>
  </office:meta>
</office:document-meta>
</file>